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 delta:insertion-change-idref="ct1" delta:insertion-type="insert-with-content">
      <style:text-properties fo:font-weight="bold" style:font-weight-asian="bold" style:font-weight-complex="bold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xt Made Bold</text:h>
      <text:p text:style-name="Text_20_body">In this example, the text in between the square brackets will be made bold.</text:p>
      <text:p text:style-name="Text_20_body">This will remain the same. [<text:span delta:insertion-change-idref="ct1" delta:insertion-type="insert-around-content" text:style-name="T1">This will be made bold.</text:span>] This will remain the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3T12:43:03</meta:creation-date>
    <dc:date>2010-06-23T12:44:20</dc:date>
    <dc:creator>Tristan Mitchell</dc:creator>
    <meta:editing-duration>PT00H01M08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32" meta:character-count="168"/>
  </office:meta>
</office:document-meta>
</file>